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591cm" svg:x="0.2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5:08:01.461647159</dc:date>
    <meta:editing-duration>PT2M36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592cm" xlink:href="." xlink:type="simple" chart:class="chart:scatter" chart:style-name="ch1">
        <chart:plot-area chart:style-name="ch2" chart:data-source-has-labels="both" svg:x="0.301cm" svg:y="0.171cm" svg:width="14.49cm" svg:height="8.25cm">
          <chartooo:coordinate-region svg:x="0.843cm" svg:y="0.37cm" svg:width="13.854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895711760239413">
                <text:p>0.895711760239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99122830098858">
                <text:p>0.999122830098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57319497532067">
                <text:p>0.957319497532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55364260160507">
                <text:p>0.8553642601605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8369345732584">
                <text:p>0.78369345732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699663340513366">
                <text:p>0.699663340513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53420603990106">
                <text:p>0.653420603990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604599114862375">
                <text:p>0.604599114862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444635179184927">
                <text:p>0.444635179184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268919820615266">
                <text:p>0.268919820615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46083028562411">
                <text:p>0.1460830285624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0836778433323157">
                <text:p>0.08367784333231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209424198833567">
                <text:p>0.0209424198833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0418756537291996">
                <text:p>-0.0418756537291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228350870110655">
                <text:p>-0.228350870110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289031796944471">
                <text:p>-0.2890317969444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48572047321815">
                <text:p>-0.3485720473218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463296035119862">
                <text:p>-0.4632960351198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51802700937313">
                <text:p>-0.51802700937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570713567684431">
                <text:p>-0.570713567684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2114778027831">
                <text:p>-0.62114778027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756995055651756">
                <text:p>-0.756995055651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832921240710099">
                <text:p>-0.832921240710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895711760239413">
                <text:p>-0.895711760239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944376370237481">
                <text:p>-0.944376370237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96492859249504">
                <text:p>-0.9964928592495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99122830098858">
                <text:p>-0.9991228300988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85996037070505">
                <text:p>-0.985996037070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57319497532068">
                <text:p>-0.9573194975320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37281989491892">
                <text:p>-0.937281989491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55364260160507">
                <text:p>-0.855364260160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8369345732584">
                <text:p>-0.78369345732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699663340513366">
                <text:p>-0.699663340513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604599114862375">
                <text:p>-0.604599114862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444635179184928">
                <text:p>-0.444635179184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387515586452103">
                <text:p>-0.387515586452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28866646738584">
                <text:p>-0.328866646738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268919820615266">
                <text:p>-0.2689198206152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146083028562412">
                <text:p>-0.1460830285624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0836778433323159">
                <text:p>-0.0836778433323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0209424198833568">
                <text:p>-0.0209424198833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0418756537291994">
                <text:p>0.04187565372919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104528463267654">
                <text:p>0.104528463267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166768746716101">
                <text:p>0.166768746716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228350870110655">
                <text:p>0.228350870110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289031796944471">
                <text:p>0.2890317969444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48572047321815">
                <text:p>0.348572047321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463296035119862">
                <text:p>0.4632960351198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518027009373129">
                <text:p>0.518027009373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570713567684431">
                <text:p>0.5707135676844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21147780278309">
                <text:p>0.6211477802783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756995055651756">
                <text:p>0.7569950556517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832921240710099">
                <text:p>0.8329212407100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895711760239412">
                <text:p>0.895711760239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999122830098858">
                <text:p>0.999122830098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57319497532068">
                <text:p>0.957319497532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37281989491892">
                <text:p>0.9372819894918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13545457642602">
                <text:p>0.913545457642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855364260160507">
                <text:p>0.855364260160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8369345732584">
                <text:p>0.78369345732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699663340513366">
                <text:p>0.6996633405133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653420603990106">
                <text:p>0.653420603990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604599114862376">
                <text:p>0.6045991148623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444635179184928">
                <text:p>0.4446351791849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28866646738582">
                <text:p>0.3288666467385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268919820615265">
                <text:p>0.2689198206152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46083028562412">
                <text:p>0.146083028562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0836778433323142">
                <text:p>0.0836778433323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020942419883356">
                <text:p>0.020942419883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0418756537292002">
                <text:p>-0.0418756537292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228350870110657">
                <text:p>-0.2283508701106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289031796944471">
                <text:p>-0.289031796944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348572047321816">
                <text:p>-0.3485720473218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463296035119862">
                <text:p>-0.463296035119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51802700937313">
                <text:p>-0.518027009373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570713567684431">
                <text:p>-0.570713567684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621147780278311">
                <text:p>-0.6211477802783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756995055651756">
                <text:p>-0.7569950556517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796529918024197">
                <text:p>-0.796529918024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8329212407101">
                <text:p>-0.83292124071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866025403784439">
                <text:p>-0.866025403784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